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625in" fo:margin-left="0.75in" table:align="left" style:may-break-between-rows="false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1.0625in"/>
    </style:style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size="16pt" fo:font-weight="bold" officeooo:rsid="00387832" officeooo:paragraph-rsid="00387832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DejaVu Sans Condensed1" fo:font-weight="bold" officeooo:rsid="00387832" officeooo:paragraph-rsid="00387832" style:font-weight-asian="bold" style:font-weight-complex="bold"/>
    </style:style>
    <style:style style:name="P5" style:family="paragraph" style:parent-style-name="Standard">
      <style:text-properties style:font-name="DejaVu Sans Condensed1" fo:font-size="10pt" fo:font-style="italic" fo:font-weight="normal" officeooo:rsid="00387832" officeooo:paragraph-rsid="0042406c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text-properties style:font-name="DejaVu Sans Condensed1" fo:font-weight="normal" officeooo:rsid="0040e25e" officeooo:paragraph-rsid="002e57e4" style:font-weight-asian="normal" style:font-weight-complex="normal"/>
    </style:style>
    <style:style style:name="P7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2406c" officeooo:paragraph-rsid="0042406c" style:font-weight-asian="normal" style:font-weight-complex="normal"/>
    </style:style>
    <style:style style:name="P8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2406c" officeooo:paragraph-rsid="0042406c" style:font-weight-asian="normal" style:font-weight-complex="normal"/>
    </style:style>
    <style:style style:name="P9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2406c" officeooo:paragraph-rsid="0042406c" style:font-weight-asian="normal" style:font-weight-complex="normal"/>
    </style:style>
    <style:style style:name="P10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3aa89" officeooo:paragraph-rsid="0043aa89" style:font-weight-asian="normal" style:font-weight-complex="normal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fo:font-weight="normal" officeooo:rsid="00451710" officeooo:paragraph-rsid="00451710" style:font-weight-asian="normal" style:font-weight-complex="normal"/>
    </style:style>
    <style:style style:name="P12" style:family="paragraph" style:parent-style-name="Standard">
      <style:paragraph-properties fo:margin-left="0.5in" fo:margin-right="0in" fo:text-indent="-0.5in" style:auto-text-indent="false" fo:break-before="page">
        <style:tab-stops/>
      </style:paragraph-properties>
      <style:text-properties style:font-name="DejaVu Sans Condensed1" fo:font-weight="normal" officeooo:rsid="00451710" officeooo:paragraph-rsid="00451710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ans Mono" officeooo:rsid="0042406c" officeooo:paragraph-rsid="0042406c"/>
    </style:style>
    <style:style style:name="P14" style:family="paragraph" style:parent-style-name="Table_20_Contents">
      <style:paragraph-properties fo:text-align="start" style:justify-single-word="false"/>
      <style:text-properties style:font-name="DejaVu Sans Mono" officeooo:rsid="0043aa89" officeooo:paragraph-rsid="0043aa89"/>
    </style:style>
    <style:style style:name="P15" style:family="paragraph" style:parent-style-name="Table_20_Contents">
      <style:paragraph-properties fo:text-align="start" style:justify-single-word="false"/>
      <style:text-properties style:font-name="DejaVu Sans Mono" officeooo:rsid="00454883" officeooo:paragraph-rsid="00454883"/>
    </style:style>
    <style:style style:name="P16" style:family="paragraph" style:parent-style-name="Table_20_Heading">
      <style:paragraph-properties fo:text-align="start" style:justify-single-word="false"/>
      <style:text-properties officeooo:rsid="0042406c" officeooo:paragraph-rsid="0042406c"/>
    </style:style>
    <style:style style:name="T1" style:family="text">
      <style:text-properties officeooo:rsid="0035c9ca"/>
    </style:style>
    <style:style style:name="T2" style:family="text">
      <style:text-properties officeooo:rsid="00387832"/>
    </style:style>
    <style:style style:name="T3" style:family="text">
      <style:text-properties officeooo:rsid="003df3ac"/>
    </style:style>
    <style:style style:name="T4" style:family="text">
      <style:text-properties officeooo:rsid="0042406c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background-color="#99ff99" loext:char-shading-value="0"/>
    </style:style>
    <style:style style:name="T7" style:family="text">
      <style:text-properties style:font-name="DejaVu Sans Mono" officeooo:rsid="004517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apter <text:span text:style-name="T4">3</text:span> <text:span text:style-name="T3">Checkpoint Exercises</text:span></text:p>
      <text:p text:style-name="P2"/>
      <text:p text:style-name="P1"><text:span text:style-name="T1">CSC 134</text:span> – section <text:span text:style-name="T2">200</text:span> – Fall 2014</text:p>
      <text:p text:style-name="P1"/>
      <text:p text:style-name="P1">Walter Vaughan</text:p>
      <text:p text:style-name="P1"/>
      <text:p text:style-name="P4">Checkpoint Exercises</text:p>
      <text:p text:style-name="P5">(<text:span text:style-name="T4">3.3, 3.5, 3.6, 3.7, 3.10, 3.13, 3.14, 3.16, 3.17, 3.22)</text:span></text:p>
      <text:p text:style-name="P6"/>
      <text:p text:style-name="P7">3.3<text:tab/>B) 3</text:p>
      <text:p text:style-name="P7"/>
      <text:p text:style-name="P7">3.5<text:tab/>I would add labels prompting for the specific input needed, as well as an output label showing what action was performed. My changes would look like this:<text:line-break/><text:line-break/><text:span text:style-name="T5">...<text:line-break/>double first, second, product;<text:line-break/><text:line-break/></text:span><text:span text:style-name="T6">cout &lt;&lt; “enter two numbers to be multiplied, separated by spaces.”<text:line-break/> <text:s text:c="4"/>&lt;&lt; endl;</text:span><text:span text:style-name="T5"><text:line-break/>cin &gt;&gt; first &gt;&gt; second;<text:line-break/>product = first * second;<text:line-break/>cout &lt;&lt; </text:span><text:span text:style-name="T6">first &lt;&lt; “ x “ &lt;&lt; second &lt;&lt; “ = “</text:span><text:span text:style-name="T5"> product </text:span><text:span text:style-name="T6">&lt;&lt; endl</text:span><text:span text:style-name="T5">;<text:line-break/>return 0;<text:line-break/>...</text:span></text:p>
      <text:p text:style-name="P7"/>
      <text:p text:style-name="P7">3.6<text:tab/>The completed program is attached as <text:span text:style-name="T5">3.6.cpp</text:span>.</text:p>
      <text:p text:style-name="P7"/>
      <text:p text:style-name="P7">3.7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6">Expression</text:p>
          </table:table-cell>
          <table:table-cell office:value-type="string">
            <text:p text:style-name="P16">Value</text:p>
          </table:table-cell>
        </table:table-row>
        <table:table-row>
          <table:table-cell office:value-type="string">
            <text:p text:style-name="P13">6 + 3 * 5</text:p>
          </table:table-cell>
          <table:table-cell office:value-type="string">
            <text:p text:style-name="P15">21</text:p>
          </table:table-cell>
        </table:table-row>
        <table:table-row>
          <table:table-cell office:value-type="string">
            <text:p text:style-name="P13">12 / 2 - 4</text:p>
          </table:table-cell>
          <table:table-cell office:value-type="string">
            <text:p text:style-name="P15">2</text:p>
          </table:table-cell>
        </table:table-row>
        <table:table-row>
          <table:table-cell office:value-type="string">
            <text:p text:style-name="P13">9 + 14 * 2 - 6</text:p>
          </table:table-cell>
          <table:table-cell office:value-type="string">
            <text:p text:style-name="P15">31</text:p>
          </table:table-cell>
        </table:table-row>
        <table:table-row>
          <table:table-cell office:value-type="string">
            <text:p text:style-name="P13">5 + 19 % 3 – 1</text:p>
          </table:table-cell>
          <table:table-cell office:value-type="string">
            <text:p text:style-name="P15">5</text:p>
          </table:table-cell>
        </table:table-row>
        <table:table-row>
          <table:table-cell office:value-type="string">
            <text:p text:style-name="P14">(6 + 2) * 3</text:p>
          </table:table-cell>
          <table:table-cell office:value-type="string">
            <text:p text:style-name="P15">24</text:p>
          </table:table-cell>
        </table:table-row>
        <table:table-row>
          <table:table-cell office:value-type="string">
            <text:p text:style-name="P14">14 / (11 - 4)</text:p>
          </table:table-cell>
          <table:table-cell office:value-type="string">
            <text:p text:style-name="P15">2</text:p>
          </table:table-cell>
        </table:table-row>
        <table:table-row>
          <table:table-cell office:value-type="string">
            <text:p text:style-name="P14">9 + 12 * (8 - 3)</text:p>
          </table:table-cell>
          <table:table-cell office:value-type="string">
            <text:p text:style-name="P15">69</text:p>
          </table:table-cell>
        </table:table-row>
        <table:table-row>
          <table:table-cell office:value-type="string">
            <text:p text:style-name="P14">(6 + 17) % 2 - 1</text:p>
          </table:table-cell>
          <table:table-cell office:value-type="string">
            <text:p text:style-name="P15">0</text:p>
          </table:table-cell>
        </table:table-row>
        <table:table-row>
          <table:table-cell office:value-type="string">
            <text:p text:style-name="P14">(9 – 3) * (6 + 9) / 3</text:p>
          </table:table-cell>
          <table:table-cell office:value-type="string">
            <text:p text:style-name="P15">30</text:p>
          </table:table-cell>
        </table:table-row>
      </table:table>
      <text:p text:style-name="P7"/>
      <text:p text:style-name="P10">3.10<text:tab/>The completed program is attached as <text:span text:style-name="T5">3.10.cpp</text:span>.</text:p>
      <text:p text:style-name="P10"/>
      <text:p text:style-name="P10">3.13<text:tab/>The program will display:<text:line-break/><text:line-break/><text:span text:style-name="T5">9<text:line-break/>9.5<text:line-break/>9</text:span></text:p>
      <text:p text:style-name="P10"/>
      <text:p text:style-name="P10">3.14<text:tab/><text:span text:style-name="T7">total = subtotal = tax = shipping = 0;</text:span></text:p>
      <text:p text:style-name="P10"/>
      <text:p text:style-name="P12">3.16<text:tab/>The program will display:<text:line-break/><text:line-break/><text:span text:style-name="T5">3<text:line-break/>11<text:line-break/>1</text:span></text:p>
      <text:p text:style-name="P11"/>
      <text:p text:style-name="P11">3.17<text:tab/>A)<text:tab/><text:span text:style-name="T5">cout &lt;&lt; setw(9) &lt;&lt; setprecision(2) &lt;&lt; 34.789;</text:span><text:line-break/>B)<text:tab/><text:span text:style-name="T5">cout &lt;&lt; setw(5) &lt;&lt; fixed &lt;&lt; showpoint &lt;&lt; setprecision(3) &lt;&lt; 7.0;</text:span><text:line-break/>C)<text:tab/><text:span text:style-name="T5">cout &lt;&lt; fixed &lt;&lt; 5.789e+12;</text:span><text:line-break/>D)<text:tab/><text:span text:style-name="T5">cout &lt;&lt; left &lt;&lt; setw(7) &lt;&lt; 67;</text:span></text:p>
      <text:p text:style-name="P11"/>
      <text:p text:style-name="P11">3.22<text:tab/><text:span text:style-name="T5">y = pow( x, 0.2 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09T19:15:20.594638334</dc:date>
    <meta:editing-duration>PT6H26M46S</meta:editing-duration>
    <meta:editing-cycles>31</meta:editing-cycles>
    <meta:generator>LibreOffice/4.2.5.2$Linux_X86_64 LibreOffice_project/420m0$Build-2</meta:generator>
    <meta:document-statistic meta:table-count="1" meta:image-count="0" meta:object-count="0" meta:page-count="2" meta:paragraph-count="35" meta:word-count="257" meta:character-count="1149" meta:non-whitespace-character-count="914"/>
  </office:meta>
</office:document-meta>
</file>